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6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2])-[.J2]" office:value-type="float" office:value="61100" calcext:value-type="float">
            <text:p>611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188000" calcext:value-type="float">
            <text:p>18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)" office:value-type="float" office:value="128000" calcext:value-type="float">
            <text:p>128000</text:p>
          </table:table-cell>
          <table:table-cell/>
          <table:table-cell table:formula="of:=[.K29]-[.N4]" office:value-type="float" office:value="29900" calcext:value-type="float">
            <text:p>299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/>
          <table:table-cell office:value-type="float" office:value="15000" calcext:value-type="float">
            <text:p>15000</text:p>
          </table:table-cell>
          <table:table-cell table:formula="of:=[.L5]-[.L4]" office:value-type="float" office:value="66900" calcext:value-type="float">
            <text:p>669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" office:value-type="float" office:value="66900" calcext:value-type="float">
            <text:p>66900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3550" calcext:value-type="float">
            <text:p>-355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250" calcext:value-type="float">
            <text:p>225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050" calcext:value-type="float">
            <text:p>105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13650" calcext:value-type="float">
            <text:p>13650</text:p>
          </table:table-cell>
        </table:table-row>
        <table:table-row table:style-name="ro3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20"/>
          <table:table-cell office:value-type="float" office:value="2100" calcext:value-type="float">
            <text:p>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5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/>
          <table:table-cell table:style-name="ce21"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5500" calcext:value-type="float">
            <text:p>5500</text:p>
          </table:table-cell>
          <table:table-cell table:number-columns-repeated="5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table:number-columns-repeated="3"/>
          <table:table-cell table:style-name="ce15" table:formula="of:=SUM([.B29:.F29])" office:value-type="float" office:value="16400" calcext:value-type="float">
            <text:p>164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23400" calcext:value-type="float">
            <text:p>234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:.F52])" office:value-type="float" office:value="799.761904761905" calcext:value-type="float">
            <text:p>799.7619047619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799.761904761905" calcext:value-type="float">
            <text:p>799.7619047619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799.761904761905" calcext:value-type="float">
            <text:p>799.761904761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799.761904761905" calcext:value-type="float">
            <text:p>799.7619047619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];[.C52];[.E52];[.F52])" office:value-type="float" office:value="799.761904761905" calcext:value-type="float">
            <text:p>799.7619047619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799.761904761905" calcext:value-type="float">
            <text:p>799.7619047619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5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table:formula="of:=SUM([.B52:.F52])" office:value-type="float" office:value="799.761904761905" calcext:value-type="float">
            <text:p>799.7619047619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4"/>
          <table:table-cell table:formula="of:=SUM([.B52:.E52])" office:value-type="float" office:value="799.761904761905" calcext:value-type="float">
            <text:p>799.7619047619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:.F52])" office:value-type="float" office:value="799.761904761905" calcext:value-type="float">
            <text:p>799.7619047619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799.761904761905" calcext:value-type="float">
            <text:p>799.7619047619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799.761904761905" calcext:value-type="float">
            <text:p>799.761904761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799.761904761905" calcext:value-type="float">
            <text:p>799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2:.F52])" office:value-type="float" office:value="799.761904761905" calcext:value-type="float">
            <text:p>799.761904761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799.761904761905" calcext:value-type="float">
            <text:p>799.7619047619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2];[.D52];[.E52];[.F52])" office:value-type="float" office:value="404.761904761905" calcext:value-type="float">
            <text:p>404.7619047619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799.761904761905" calcext:value-type="float">
            <text:p>799.7619047619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E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799.761904761905" calcext:value-type="float">
            <text:p>799.7619047619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799.761904761905" calcext:value-type="float">
            <text:p>799.7619047619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1" table:formula="of:=SUM([.B52:.F52])" office:value-type="float" office:value="799.761904761905" calcext:value-type="float">
            <text:p>799.7619047619</text:p>
          </table:table-cell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12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2" office:value-type="float" office:value="0" calcext:value-type="float">
            <text:p>0</text:p>
          </table:table-cell>
          <table:table-cell table:formula="of:=[.E29]/24" office:value-type="float" office:value="0" calcext:value-type="float">
            <text:p>0</text:p>
          </table:table-cell>
          <table:table-cell table:formula="of:=[.F29]/22" office:value-type="float" office:value="0" calcext:value-type="float">
            <text:p>0</text:p>
          </table:table-cell>
          <table:table-cell/>
          <table:table-cell table:formula="of:=SUM([.B52:.F52])" office:value-type="float" office:value="799.761904761905" calcext:value-type="float">
            <text:p>799.7619047619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16400" calcext:value-type="float">
            <text:p>164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Meruj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21"/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21"/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7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0:40:34.787900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13T10:52:18.047529485</dc:date>
    <meta:editing-duration>P9DT22H28M24S</meta:editing-duration>
    <meta:editing-cycles>3079</meta:editing-cycles>
    <meta:generator>LibreOffice/4.2.8.2$Linux_X86_64 LibreOffice_project/420m0$Build-2</meta:generator>
    <meta:document-statistic meta:table-count="18" meta:cell-count="8311" meta:object-count="0"/>
  </office:meta>
</office:document-meta>
</file>